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1E057ABB0A1C675CB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2.85cm" fo:min-width="23.2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4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4.15cm" fo:min-width="18.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gradient" draw:fill-color="#00b6bd" draw:fill-gradient-name="Tango_20_Green" draw:textarea-horizontal-align="justify" draw:textarea-vertical-align="middle" draw:auto-grow-height="false" fo:min-height="6.084cm" fo:min-width="8.9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685" draw:opacity="45%" draw:textarea-horizontal-align="justify" draw:textarea-vertical-align="middle" draw:auto-grow-height="false" fo:min-height="3.99cm" fo:min-width="5.8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3715a" draw:opacity="34%" draw:textarea-horizontal-align="justify" draw:textarea-vertical-align="middle" draw:auto-grow-height="false" fo:min-height="2.394cm" fo:min-width="3.45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95cm" draw:shadow="hidden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5.493cm" fo:min-width="11.079cm" fo:padding-top="0.157cm" fo:padding-bottom="0.157cm" fo:padding-left="0.277cm" fo:padding-right="0.277cm" fo:wrap-option="wrap" draw:shadow="visible" draw:shadow-offset-x="0.212cm" draw:shadow-offset-y="0.212cm" draw:shadow-color="#9a6704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8aa97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="gradient" draw:fill-color="#00b6bd" draw:fill-gradient-name="Tango_20_Green"/>
      <style:paragraph-properties fo:text-align="center"/>
    </style:style>
    <style:style style:name="P7" style:family="paragraph">
      <loext:graphic-properties draw:fill-color="#fff685" draw:opacity="45%"/>
      <style:paragraph-properties fo:text-align="center"/>
    </style:style>
    <style:style style:name="P8" style:family="paragraph">
      <loext:graphic-properties draw:fill-color="#f3715a" draw:opacity="34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color="#ffffff" fo:font-size="80pt" fo:font-weight="bold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8pt" fo:font-weight="bold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 Black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7cm" svg:height="3.1cm" svg:x="2.7cm" svg:y="1.5cm">
          <text:p text:style-name="P1"><text:span text:style-name="T1">HEADER</text:span></text:p>
          <text:p text:style-name="P1"><text:span text:style-name="T2">(Background forest im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14.4cm" svg:x="2.8cm" svg:y="5.2cm">
          <text:p text:style-name="P3"><text:span text:style-name="T1">MENU</text:span></text:p>
          <text:p text:style-name="P3"/>
          <text:p text:style-name="P4"><text:span text:style-name="T3">- Home</text:span></text:p>
          <text:p text:style-name="P4"><text:span text:style-name="T3">- Projects</text:span></text:p>
          <text:p text:style-name="P4"><text:span text:style-name="T3"><text:s text:c="2"/></text:span><text:span text:style-name="T3">- Feedly stats</text:span></text:p>
          <text:p text:style-name="P4"><text:span text:style-name="T3"><text:s text:c="2"/></text:span><text:span text:style-name="T3">- Albion Helper</text:span></text:p>
          <text:p text:style-name="P4"><text:span text:style-name="T3">- About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6cm" svg:height="14.4cm" svg:x="7.8cm" svg:y="5.2cm">
          <text:p text:style-name="P3"><text:span text:style-name="T1">Main</text:span> 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6" draw:layer="layout" svg:width="18.9cm" svg:height="19cm" draw:transform="rotate (-3.14159265358979) translate (23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9cm" svg:height="12.96cm" draw:transform="rotate (-3.14159265358979) translate (20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.9cm" svg:height="7.93cm" draw:transform="rotate (-3.14159265358979) translate (18.45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6.3cm" svg:height="2.2cm" svg:x="11.3cm" svg:y="13.9cm">
          <draw:text-box>
            <text:p text:style-name="P3"><text:span text:style-name="T4">HTML</text:span></text:p>
          </draw:text-box>
        </draw:frame>
        <draw:frame draw:style-name="gr7" draw:text-style-name="P9" draw:layer="layout" svg:width="6.3cm" svg:height="2.2cm" svg:x="11.3cm" svg:y="8.5cm">
          <draw:text-box>
            <text:p text:style-name="P3"><text:span text:style-name="T4">CSS</text:span></text:p>
          </draw:text-box>
        </draw:frame>
        <draw:frame draw:style-name="gr7" draw:text-style-name="P9" draw:layer="layout" svg:width="6.3cm" svg:height="2.2cm" svg:x="11.3cm" svg:y="2.8cm">
          <draw:text-box>
            <text:p text:style-name="P3"><text:span text:style-name="T4">Javascript</text:span></text:p>
          </draw:text-box>
        </draw:frame>
      </draw:page>
      <draw:page draw:name="page3" draw:style-name="dp1" draw:master-page-name="Standard">
        <draw:frame draw:style-name="gr8" draw:text-style-name="P10" draw:layer="layout" svg:width="27.601cm" svg:height="13.8cm" svg:x="1.099cm" svg:y="3.5cm">
          <draw:image xlink:href="Pictures/10000201000003C0000001E057ABB0A1C675CB3C.png" xlink:type="simple" xlink:show="embed" xlink:actuate="onLoad">
            <text:p/>
          </draw:image>
        </draw:frame>
        <draw:custom-shape draw:style-name="gr9" draw:text-style-name="P12" draw:layer="layout" svg:width="11.632cm" svg:height="5.806cm" draw:transform="skewX (0.000174532925199431) rotate (-0.11100294042684) translate (8.538cm 7.051cm)">
          <text:p text:style-name="P11"><text:span text:style-name="T5">LogBook</text:span><text:span text:style-name="T6">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radial" draw:cx="50%" draw:cy="50%" draw:start-color="#ffffff" draw:end-color="#ff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0:34:04.727000000</meta:creation-date>
    <dc:date>2019-05-19T14:50:37.365000000</dc:date>
    <meta:editing-duration>PT47M54S</meta:editing-duration>
    <meta:editing-cycles>4</meta:editing-cycles>
    <meta:generator>LibreOffice/6.0.7.3$Windows_X86_64 LibreOffice_project/dc89aa7a9eabfd848af146d5086077aeed2ae4a5</meta:generator>
    <meta:document-statistic meta:object-count="11"/>
  </office:meta>
</office:document-meta>
</file>